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font-name="Arial" officeooo:paragraph-rsid="00127f68"/>
    </style:style>
    <style:style style:name="T1" style:family="text">
      <style:text-properties officeooo:rsid="001206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xto Marketing – <text:span text:style-name="T1">Genesys Petshop</text:span></text:p>
      <text:p text:style-name="P1"/>
      <text:p text:style-name="P1"/>
      <text:p text:style-name="P3">O Genesys Petshop é uma solução desktop gratuita e completa para gerenciamento de petshops. Com ele, você pode cadastrar e gerenciar clientes, animais, produtos, fornecedores, serviços, finanças e muito mais.</text:p>
      <text:p text:style-name="P3">O sistema permite que você organize todas as informações de forma eficiente e simplificada, facilitando o acesso e a análise. Além disso, é possível cadastrar agendas para compromissos, pesquisar vacinas e gerar comprovantes de venda em PDF. O Genesys Petshop ainda oferece notificações para pagamentos e recebimentos, mantendo suas finanças sempre em dia. Experimente agora mesmo e tenha mais eficiência no gerenciamento do seu petshop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4T12:56:35.492000000</dc:date>
    <meta:editing-duration>PT10M6S</meta:editing-duration>
    <meta:editing-cycles>9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3" meta:word-count="99" meta:character-count="678" meta:non-whitespace-character-count="581"/>
  </office:meta>
</office:document-meta>
</file>